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92cm" fo:min-width="13.685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38cm" fo:min-width="13.68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color="#000000" draw:fill-color="#427cac" draw:textarea-horizontal-align="justify" draw:textarea-vertical-align="middle" draw:auto-grow-height="false" fo:min-height="1.025cm" fo:min-width="2.803cm"/>
      <style:paragraph-properties style:writing-mode="lr-tb"/>
    </style:style>
    <style:style style:name="gr4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2.04cm"/>
      <style:paragraph-properties style:writing-mode="lr-tb"/>
    </style:style>
    <style:style style:name="gr5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2.748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draw:stroke-dash="Line_20_with_20_Fine_20_Dots" draw:fill-color="#3f5161" draw:textarea-horizontal-align="justify" draw:textarea-vertical-align="middle" draw:auto-grow-height="false" fo:min-height="1.782cm" fo:min-width="2.748cm"/>
      <style:paragraph-properties style:writing-mode="lr-tb"/>
    </style:style>
    <style:style style:name="gr8" style:family="graphic" style:parent-style-name="standard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draw:fill-color="#3f5161" draw:textarea-horizontal-align="justify" draw:textarea-vertical-align="top" draw:auto-grow-height="false" fo:min-height="1.782cm" fo:min-width="2.748cm"/>
      <style:paragraph-properties style:writing-mode="lr-tb"/>
    </style:style>
    <style:style style:name="gr10" style:family="graphic" style:parent-style-name="standard">
      <style:graphic-properties draw:stroke="none" draw:stroke-dash="Line_20_with_20_Fine_20_Dots" draw:fill-color="#3f5161" draw:textarea-horizontal-align="justify" draw:textarea-vertical-align="middle" draw:auto-grow-height="false" fo:min-height="1.782cm" fo:min-width="2.7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676cm" fo:min-width="2.642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3f5161" draw:marker-start-width="0.359cm" draw:marker-end-width="0.359cm" draw:fill-color="#427cac" draw:textarea-horizontal-align="justify" draw:textarea-vertical-align="middle" draw:auto-grow-height="false" fo:min-height="1.782cm" fo:min-width="2.748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5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6" style:family="paragraph">
      <loext:graphic-properties draw:fill-color="#427cac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8" style:family="paragraph">
      <loext:graphic-properties draw:fill-color="#3f5161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fo:color="#ffffff" style:font-name="Calibri" fo:font-size="12pt"/>
    </style:style>
    <style:style style:name="P11" style:family="paragraph">
      <loext:graphic-properties draw:fill-color="#3f5161"/>
      <style:paragraph-properties fo:text-align="center" style:writing-mode="lr-tb"/>
      <style:text-properties fo:color="#ffffff" style:font-name="Calibri" fo:font-size="12pt"/>
    </style:style>
    <style:style style:name="P12" style:family="paragraph">
      <style:paragraph-properties fo:text-align="start" style:writing-mode="lr-tb"/>
      <style:text-properties fo:color="#ffffff" style:font-name="Calibri" fo:font-size="12pt"/>
    </style:style>
    <style:style style:name="P13" style:family="paragraph">
      <loext:graphic-properties draw:fill-color="#427cac"/>
      <style:paragraph-properties fo:text-align="center" style:writing-mode="lr-tb"/>
      <style:text-properties fo:color="#ffffff" style:font-name="Calibri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/>
    </style:style>
    <style:style style:name="P15" style:family="paragraph">
      <loext:graphic-properties draw:fill="solid"/>
      <style:paragraph-properties fo:text-align="center"/>
      <style:text-properties style:text-position="33% 58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libri" fo:font-size="12pt" fo:font-weight="normal" style:font-size-asian="12pt" style:font-weight-asian="normal" style:font-size-complex="12pt" style:font-weight-complex="normal" fo:hyphenate="false"/>
    </style:style>
    <style:style style:name="P18" style:family="paragraph">
      <loext:graphic-properties draw:fill-color="#427cac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style:font-name="Calibri" fo:font-size="12pt" fo:font-weight="normal" style:font-size-asian="12pt" style:font-weight-asian="normal" style:font-size-complex="12pt" style:font-weight-complex="normal" fo:hyphenate="false"/>
    </style:style>
    <style:style style:name="T1" style:family="text">
      <style:text-properties fo:color="#000000" style:font-name="Calibri" fo:font-size="12pt" fo:font-weight="bold" style:font-weight-asian="bold" style:font-weight-complex="bold"/>
    </style:style>
    <style:style style:name="T2" style:family="text">
      <style:text-properties fo:color="#000000" style:font-name="Calibri" fo:font-size="12pt" fo:font-weight="bold" fo:background-color="transparent" style:font-weight-asian="bold" style:font-weight-complex="bold"/>
    </style:style>
    <style:style style:name="T3" style:family="text">
      <style:text-properties fo:color="#ffffff" style:font-name="Calibri" fo:font-size="9pt" style:font-size-asian="9pt" style:font-size-complex="9pt"/>
    </style:style>
    <style:style style:name="T4" style:family="text">
      <style:text-properties fo:color="#ffffff" style:font-name="Calibri" fo:font-size="12pt" fo:font-weight="normal" style:font-weight-asian="normal" style:font-weight-complex="normal"/>
    </style:style>
    <style:style style:name="T5" style:family="text">
      <style:text-properties fo:color="#ffffff" style:font-name="Calibri" fo:font-size="12pt"/>
    </style:style>
    <style:style style:name="T6" style:family="text">
      <style:text-properties fo:color="#ffffff" style:font-name="Calibri" fo:font-size="10pt" style:font-size-asian="10pt" style:font-size-complex="10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91cm" svg:height="2.848cm" svg:x="12.35cm" svg:y="9.074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291cm" svg:height="2.794cm" svg:x="12.35cm" svg:y="5.926cm">
          <text:p text:style-name="P3"><text:span text:style-name="T2">Conventional Machine Learning 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2.413cm" svg:x="1.027cm" svg:y="5.826cm">
          <text:p text:style-name="P5"><text:span text:style-name="T3">Automated Hate </text:span></text:p>
          <text:p text:style-name="P5"><text:span text:style-name="T3">Speech Detection </text:span></text:p>
          <text:p text:style-name="P5"><text:span text:style-name="T3">and the Problem of </text:span></text:p>
          <text:p text:style-name="P5"><text:span text:style-name="T3">Offensive Language </text:span></text:p>
          <text:p text:style-name="P5"><text:span text:style-name="T3">[4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8" draw:layer="layout" svg:width="2.54cm" svg:height="2.032cm" svg:x="4.994cm" svg:y="7.531cm">
          <text:p text:style-name="P7"><text:span text:style-name="T4">Preprocess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248cm" svg:height="2.032cm" svg:x="12.574cm" svg:y="6.561cm">
          <text:p text:style-name="P7"><text:span text:style-name="T4">Feature </text:span></text:p>
          <text:p text:style-name="P7"><text:span text:style-name="T4">Extrac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4.359cm" svg:y1="7.604cm" svg:x2="4.994cm" svg:y2="8.493cm">
          <text:p/>
        </draw:line>
        <draw:line draw:style-name="gr6" draw:text-style-name="P9" draw:layer="layout" svg:x1="4.359cm" svg:y1="9.509cm" svg:x2="4.994cm" svg:y2="8.493cm">
          <text:p/>
        </draw:line>
        <draw:line draw:style-name="gr6" draw:text-style-name="P9" draw:layer="layout" svg:x1="11.958cm" svg:y1="8.72cm" svg:x2="12.569cm" svg:y2="7.423cm">
          <text:p/>
        </draw:line>
        <draw:custom-shape draw:style-name="gr7" draw:text-style-name="P11" draw:layer="layout" svg:width="3.248cm" svg:height="2.032cm" svg:x="23.101cm" svg:y="6.561cm">
          <text:p text:style-name="P10"><text:span text:style-name="T5">Evalua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6.349cm" svg:y1="7.323cm" svg:x2="27.111cm" svg:y2="8.847cm">
          <text:p/>
        </draw:line>
        <draw:line draw:style-name="gr6" draw:text-style-name="P9" draw:layer="layout" svg:x1="26.214cm" svg:y1="10.852cm" svg:x2="27.111cm" svg:y2="8.847cm">
          <text:p/>
        </draw:line>
        <draw:custom-shape draw:style-name="gr3" draw:text-style-name="P6" draw:layer="layout" svg:width="3.302cm" svg:height="2.413cm" svg:x="1cm" svg:y="8.747cm">
          <text:p text:style-name="P5"><text:span text:style-name="T3">Hate Speech Dataset </text:span></text:p>
          <text:p text:style-name="P5"><text:span text:style-name="T3">from a White </text:span></text:p>
          <text:p text:style-name="P5"><text:span text:style-name="T3">Supremacy Forum </text:span></text:p>
          <text:p text:style-name="P5"><text:span text:style-name="T3">[5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1" draw:layer="layout" svg:width="3.248cm" svg:height="2.032cm" svg:x="16.07cm" svg:y="6.561cm">
          <text:p text:style-name="P10"><text:span text:style-name="T5">Prepare train sets:</text:span></text:p>
          <text:p text:style-name="P12"><text:span text:style-name="T6">- unbalanced</text:span></text:p>
          <text:p text:style-name="P12"><text:span text:style-name="T6">- undersample</text:span></text:p>
          <text:p text:style-name="P12"><text:span text:style-name="T6">- oversample [3]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248cm" svg:height="2.032cm" svg:x="19.596cm" svg:y="12.911cm">
          <text:p text:style-name="P10"><text:span text:style-name="T5">Feature </text:span></text:p>
          <text:p text:style-name="P10"><text:span text:style-name="T5">Importance </text:span></text:p>
          <text:p text:style-name="P10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248cm" svg:height="2.032cm" svg:x="19.572cm" svg:y="6.561cm">
          <text:p text:style-name="P10"><text:span text:style-name="T5">Classifier</text:span></text:p>
          <text:p text:style-name="P14"><text:span text:style-name="T7">- </text:span><text:span text:style-name="T6">Decision Tree</text:span></text:p>
          <text:p text:style-name="P14"><text:span text:style-name="T7">- </text:span><text:span text:style-name="T6">Random Forest</text:span></text:p>
          <text:p text:style-name="P14"><text:span text:style-name="T7">- </text:span><text:span text:style-name="T6">SVM</text:span></text:p>
          <text:p text:style-name="P14"><text:span text:style-name="T7">- </text:span><text:span text:style-name="T6">Logistic Regr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248cm" svg:height="2.032cm" svg:x="27.111cm" svg:y="8.085cm">
          <text:p text:style-name="P10"><text:span text:style-name="T5">Compariso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248cm" svg:height="2.032cm" svg:x="19.572cm" svg:y="9.736cm">
          <text:p text:style-name="P10"><text:span text:style-name="T5">Classifier</text:span></text:p>
          <text:p text:style-name="P14"><text:span text:style-name="T7">- </text:span><text:span text:style-name="T6">LSTM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48cm" svg:height="2.032cm" svg:x="16.07cm" svg:y="9.761cm">
          <text:p text:style-name="P10"><text:span text:style-name="T5">Prepare train sets:</text:span></text:p>
          <text:p text:style-name="P12"><text:span text:style-name="T6">- unbalanced</text:span></text:p>
          <text:p text:style-name="P12"><text:span text:style-name="T6">- undersample</text:span></text:p>
          <text:p text:style-name="P14"><text:span text:style-name="T7">- oversample </text:span><text:span text:style-name="T6"><text:s/>[3]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2cm" svg:height="2.032cm" svg:x="23.101cm" svg:y="9.761cm">
          <text:p text:style-name="P10"><text:span text:style-name="T5">Evalua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2.604cm" svg:y1="10.498cm" svg:x2="16.092cm" svg:y2="10.598cm">
          <text:p/>
        </draw:line>
        <draw:line draw:style-name="gr11" draw:text-style-name="P15" draw:layer="layout" svg:x1="11.969cm" svg:y1="8.72cm" svg:x2="12.604cm" svg:y2="10.498cm">
          <text:p/>
        </draw:line>
        <draw:custom-shape draw:name="TextBox 29" draw:style-name="gr12" draw:text-style-name="P16" draw:layer="layout" svg:width="9.338cm" svg:height="2.535cm" svg:x="3.981cm" svg:y="12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3" draw:text-style-name="P16" draw:layer="layout" svg:width="9.338cm" svg:height="1.013cm" svg:x="3.032cm" svg:y="15.3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3.302cm" svg:height="2.413cm" svg:x="8.593cm" svg:y="7.477cm">
          <text:p text:style-name="P5"><text:span text:style-name="T3"/></text:p>
          <text:p text:style-name="P5"><text:span text:style-name="T3">Common </text:span></text:p>
          <text:p text:style-name="P5"><text:span text:style-name="T3">Preprocessed Dataset</text:span></text:p>
          <text:p text:style-name="P5"><text:span text:style-name="T3">2.491 hate speech</text:span></text:p>
          <text:p text:style-name="P5"><text:span text:style-name="T3">13.336 non hate speec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9" draw:layer="layout" svg:x1="7.534cm" svg:y1="8.647cm" svg:x2="8.569cm" svg:y2="8.647cm">
          <text:p/>
        </draw:line>
        <draw:custom-shape draw:style-name="gr8" draw:text-style-name="P18" draw:layer="layout" svg:width="3.248cm" svg:height="2.032cm" svg:x="7.023cm" svg:y="12.811cm">
          <text:p text:style-name="P17"><text:span text:style-name="T8">Preprocessed </text:span></text:p>
          <text:p text:style-name="P17"><text:span text:style-name="T8">Training Corp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48cm" svg:height="2.032cm" svg:x="12.43cm" svg:y="15.097cm">
          <text:p text:style-name="P17"><text:span text:style-name="T8">Hate Speech </text:span></text:p>
          <text:p text:style-name="P17"><text:span text:style-name="T8">Statistic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248cm" svg:height="2.032cm" svg:x="12.43cm" svg:y="12.811cm">
          <text:p text:style-name="P17"><text:span text:style-name="T8">Holistic, hand-</text:span></text:p>
          <text:p text:style-name="P17"><text:span text:style-name="T8">crafted feature set</text:span></text:p>
          <text:p text:style-name="P17"><text:span text:style-name="T8">based on recent </text:span></text:p>
          <text:p text:style-name="P17"><text:span text:style-name="T8">pub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3.248cm" svg:height="2.032cm" svg:x="19.596cm" svg:y="15.197cm">
          <text:p text:style-name="P17"><text:span text:style-name="T8">Classification </text:span></text:p>
          <text:p text:style-name="P17"><text:span text:style-name="T8">Metric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248cm" svg:height="2.032cm" svg:x="27.162cm" svg:y="12.811cm">
          <text:p text:style-name="P17"><text:span text:style-name="T8">Method </text:span></text:p>
          <text:p text:style-name="P17"><text:span text:style-name="T8">Comparis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3-06T15:53:39.894197105</dc:date>
    <meta:editing-duration>PT4H28M44S</meta:editing-duration>
    <meta:editing-cycles>91</meta:editing-cycles>
    <meta:generator>LibreOffice/6.4.6.2$Linux_X86_64 LibreOffice_project/40$Build-2</meta:generator>
    <meta:document-statistic meta:object-count="30"/>
  </office:meta>
</office:document-meta>
</file>